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4571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co11" style:family="table-column">
      <style:table-column-properties fo:break-before="auto" style:column-width="2.88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8" style:family="table-cell" style:parent-style-name="Default">
      <style:table-cell-properties fo:border-bottom="0.0138in solid #000000" fo:border-left="none" fo:border-right="none" fo:border-top="none"/>
      <style:text-properties style:font-name="Consolas" style:text-underline-style="none" fo:font-weight="bold" style:font-weight-asian="bold" style:font-weight-complex="bold"/>
    </style:style>
    <style:style style:name="ce19" style:family="table-cell" style:parent-style-name="Default">
      <style:text-properties style:font-name="Consolas"/>
    </style:style>
    <style:style style:name="ce20" style:family="table-cell" style:parent-style-name="Default">
      <style:table-cell-properties fo:border="0.0138in solid #000000"/>
      <style:text-properties style:font-name="Consolas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/>
    </style:style>
    <style:style style:name="ce22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 fo:font-weight="bold" style:font-weight-asian="bold" style:font-weight-complex="bold"/>
    </style:style>
    <style:style style:name="ce24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25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26" style:family="table-cell" style:parent-style-name="Default">
      <style:text-properties style:font-name="Consolas" fo:font-weight="bold" style:font-weight-asian="bold" style:font-weight-complex="bold"/>
    </style:style>
    <style:style style:name="ce27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28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"/>
    </style:style>
    <style:style style:name="ce29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1" style:language-asian="en" style:country-asian="US" style:font-name-complex="Consolas1" style:font-size-complex="5.65000009536743pt" style:language-complex="en" style:country-complex="US"/>
    </style:style>
    <style:style style:name="ce30" style:family="table-cell" style:parent-style-name="Default">
      <style:table-cell-properties fo:border-bottom="0.0071in solid #000000" fo:border-left="0.0008in solid #000000" fo:border-right="0.0008in solid #000000" fo:border-top="0.0138in solid #000000" style:vertical-align="top"/>
      <style:text-properties style:font-name="Consolas"/>
    </style:style>
    <style:style style:name="ce31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"/>
    </style:style>
    <style:style style:name="ce32" style:family="table-cell" style:parent-style-name="Default">
      <style:table-cell-properties fo:border-bottom="0.0071in solid #000000" fo:border-left="none" fo:border-right="none" fo:border-top="0.0138in solid #000000" style:vertical-align="top"/>
      <style:text-properties style:font-name="Consolas"/>
    </style:style>
    <style:style style:name="ce33" style:family="table-cell" style:parent-style-name="Default">
      <style:table-cell-properties fo:border-bottom="0.0071in solid #000000" fo:wrap-option="wrap" fo:border-left="none" fo:border-right="none" fo:border-top="0.0071in solid #000000" style:vertical-align="top"/>
      <style:text-properties style:font-name="Consolas"/>
    </style:style>
    <style:style style:name="ce34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"/>
    </style:style>
    <style:style style:name="ce35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36" style:family="table-cell" style:parent-style-name="Default" style:data-style-name="N37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37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38" style:family="table-cell" style:parent-style-name="Default">
      <style:table-cell-properties fo:border-bottom="0.0071in solid #000000" fo:wrap-option="wrap" fo:border-left="none" fo:border-right="0.0138in solid #000000" fo:border-top="0.0138in solid #000000"/>
      <style:text-properties style:font-name="Consolas"/>
    </style:style>
    <style:style style:name="ce39" style:family="table-cell" style:parent-style-name="Default">
      <style:table-cell-properties fo:border-bottom="0.0071in solid #000000" fo:wrap-option="wrap" fo:border-left="none" fo:border-right="0.0138in solid #000000" fo:border-top="0.0071in solid #000000"/>
      <style:text-properties style:font-name="Consolas"/>
    </style:style>
    <style:style style:name="ce40" style:family="table-cell" style:parent-style-name="Default">
      <style:table-cell-properties fo:wrap-option="wrap"/>
      <style:text-properties style:font-name="Consolas"/>
    </style:style>
    <style:style style:name="ce41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Ray intersection tests</text:p>
          </table:table-cell>
          <table:table-cell table:style-name="ce7" table:number-columns-repeated="2"/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1">
          <table:table-cell table:style-name="ce3" office:value-type="string">
            <text:p>2D</text:p>
          </table:table-cell>
          <table:table-cell table:style-name="ce8" table:number-columns-repeated="2"/>
          <table:table-cell table:style-name="ce11"/>
        </table:table-row>
        <table:table-row table:style-name="ro1">
          <table:table-cell office:value-type="string">
            <text:p>3D</text:p>
          </table:table-cell>
          <table:table-cell table:style-name="ce9" table:number-columns-repeated="2"/>
          <table:table-cell table:style-name="ce12"/>
        </table:table-row>
        <table:table-row table:style-name="ro1">
          <table:table-cell/>
          <table:table-cell table:style-name="ce9" table:number-columns-repeated="2"/>
          <table:table-cell table:style-name="ce12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</table:table-row>
        <table:table-row table:style-name="ro1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2D" table:style-name="ta1" table:print="false"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9" table:default-cell-style-name="ce19"/>
        <table:table-column table:style-name="co4" table:number-columns-repeated="1015" table:default-cell-style-name="ce19"/>
        <table:table-row table:style-name="ro1">
          <table:table-cell table:style-name="ce18" office:value-type="string">
            <text:p>Ray intersection with 2D geomet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>
            <text:p>Unit</text:p>
          </table:table-cell>
          <table:table-cell table:style-name="ce20" office:value-type="string">
            <text:p>Success rate(%)</text:p>
          </table:table-cell>
          <table:table-cell table:style-name="ce20" office:value-type="string">
            <text:p>Tests performed</text:p>
          </table:table-cell>
          <table:table-cell table:style-name="ce20" office:value-type="string">
            <text:p>Tests passed</text:p>
          </table:table-cell>
          <table:table-cell table:style-name="ce20" office:value-type="string">
            <text:p>Example</text:p>
          </table:table-cell>
          <table:table-cell table:style-name="ce20" office:value-type="string">
            <text:p>Test result</text:p>
          </table:table-cell>
          <table:table-cell table:style-name="ce20" office:value-type="string">
            <text:p>Expected result</text:p>
          </table:table-cell>
          <table:table-cell table:style-name="ce20" office:value-type="string">
            <text:p>Date tested (DD/MM/YYYY)</text:p>
          </table:table-cell>
          <table:table-cell table:style-name="ce20" office:value-type="string">
            <text:p>Test notes</text:p>
          </table:table-cell>
          <table:table-cell table:number-columns-repeated="1015"/>
        </table:table-row>
        <table:table-row table:style-name="ro1">
          <table:table-cell table:style-name="ce20" office:value-type="string">
            <text:p>Plane along x-y, ray perp. to plane</text:p>
          </table:table-cell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21" office:value-type="string">
            <text:p>ray start on plane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1" office:value-type="string">
            <text:p>ray ends on plane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1" office:value-type="string">
            <text:p>ray is any point between ends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0">
            <text:p>250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5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start on plane, 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">
            <text:p>24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ends on plane, 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">
            <text:p>24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24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any point between ends,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0">
            <text:p>240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abov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24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below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0" office:value-type="string">
            <text:p>Plane along x-z, ray perp. to plane</text:p>
          </table:table-cell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21" office:value-type="string">
            <text:p>ray start on plane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1" office:value-type="string">
            <text:p>ray ends on plane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1" office:value-type="string">
            <text:p>ray is any point between ends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0">
            <text:p>250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5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start on plane, 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">
            <text:p>24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ends on plane, 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">
            <text:p>24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24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any point between ends,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0">
            <text:p>240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abov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24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below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0" office:value-type="string">
            <text:p>Plane along y-z, ray perp. to plane</text:p>
          </table:table-cell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21" office:value-type="string">
            <text:p>ray start on plane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1" office:value-type="string">
            <text:p>ray ends on plane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1" office:value-type="string">
            <text:p>ray is any point between ends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0">
            <text:p>250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5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start on plane, 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">
            <text:p>24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ends on plane, 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">
            <text:p>24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24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any point between ends,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0">
            <text:p>240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abov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24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below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0" office:value-type="string">
            <text:p>Plane off axis, ray perp. to plane</text:p>
          </table:table-cell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21" office:value-type="string">
            <text:p>ray start on plane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1" office:value-type="string">
            <text:p>ray ends on plane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1" office:value-type="string">
            <text:p>ray is any point between ends, in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0">
            <text:p>250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5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start on plane, 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">
            <text:p>24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ends on plane, 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">
            <text:p>24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24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any point between ends,outsid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40">
            <text:p>240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above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24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ray is below plane</text:p>
          </table:table-cell>
          <table:table-cell table:style-name="ce24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8"/>
          <table:table-cell table:style-name="ce30"/>
          <table:table-cell table:style-name="ce32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2"/>
          <table:table-cell table:style-name="ce25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style-name="ce31"/>
          <table:table-cell table:style-name="ce33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22"/>
          <table:table-cell table:style-name="ce25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style-name="ce31"/>
          <table:table-cell table:style-name="ce33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22"/>
          <table:table-cell table:style-name="ce25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style-name="ce31"/>
          <table:table-cell table:style-name="ce33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22"/>
          <table:table-cell table:style-name="ce25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style-name="ce31"/>
          <table:table-cell table:style-name="ce33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22"/>
          <table:table-cell table:style-name="ce25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style-name="ce31"/>
          <table:table-cell table:style-name="ce33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22"/>
          <table:table-cell table:style-name="ce25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style-name="ce31"/>
          <table:table-cell table:style-name="ce33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22"/>
          <table:table-cell table:style-name="ce25" table:formula="of:=(INDIRECT(ADDRESS(ROW();4;4))/INDIRECT(ADDRESS(ROW();3;4)))*100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style-name="ce31"/>
          <table:table-cell table:style-name="ce33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22"/>
          <table:table-cell table:style-name="ce24"/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style-name="ce27"/>
          <table:table-cell table:style-name="ce34"/>
          <table:table-cell table:style-name="ce36"/>
          <table:table-cell table:style-name="ce39"/>
          <table:table-cell table:number-columns-repeated="1015"/>
        </table:table-row>
        <table:table-row table:style-name="ro1">
          <table:table-cell table:style-name="ce23" office:value-type="string">
            <text:p>total:</text:p>
          </table:table-cell>
          <table:table-cell table:style-name="ce26" table:formula="of:=AVERAGE([.B5:.B47])" office:value-type="float" office:value="0">
            <text:p>0</text:p>
          </table:table-cell>
          <table:table-cell table:style-name="ce26" table:formula="of:=SUM([.B5:.B40])" office:value-type="float" office:value="0">
            <text:p>0</text:p>
          </table:table-cell>
          <table:table-cell table:style-name="ce26" table:formula="of:=SUM([.B5:.B40])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" table:style-name="ta1" table:print="false">
        <table:table-column table:style-name="co11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9" table:default-cell-style-name="ce19"/>
        <table:table-column table:style-name="co4" table:number-columns-repeated="1015" table:default-cell-style-name="ce19"/>
        <table:table-row table:style-name="ro1">
          <table:table-cell table:style-name="ce18" office:value-type="string">
            <text:p>TGA image decoding 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>
            <text:p>Unit</text:p>
          </table:table-cell>
          <table:table-cell table:style-name="ce20" office:value-type="string">
            <text:p>Success rate(%)</text:p>
          </table:table-cell>
          <table:table-cell table:style-name="ce20" office:value-type="string">
            <text:p>Tests performed</text:p>
          </table:table-cell>
          <table:table-cell table:style-name="ce20" office:value-type="string">
            <text:p>Tests passed</text:p>
          </table:table-cell>
          <table:table-cell table:style-name="ce20" office:value-type="string">
            <text:p>Example</text:p>
          </table:table-cell>
          <table:table-cell table:style-name="ce20" office:value-type="string">
            <text:p>Test result</text:p>
          </table:table-cell>
          <table:table-cell table:style-name="ce20" office:value-type="string">
            <text:p>Expected result</text:p>
          </table:table-cell>
          <table:table-cell table:style-name="ce20" office:value-type="string">
            <text:p>Date tested (DD/MM/YYYY)</text:p>
          </table:table-cell>
          <table:table-cell table:style-name="ce20" office:value-type="string">
            <text:p>Test notes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true color </text:p>
          </table:table-cell>
          <table:table-cell table:style-name="ce24" table:formula="of:=(INDIRECT(ADDRESS(ROW();4;4))/INDIRECT(ADDRESS(ROW();3;4)))*100" office:value-type="float" office:value="100">
            <text:p>10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8" office:value-type="string">
            <text:p>lion.tga</text:p>
          </table:table-cell>
          <table:table-cell table:style-name="ce30" office:value-type="string">
            <text:p>at first was blue tint</text:p>
          </table:table-cell>
          <table:table-cell table:style-name="ce32" office:value-type="string">
            <text:p>beige, sandy color lion</text:p>
          </table:table-cell>
          <table:table-cell table:style-name="ce36" office:value-type="date" office:date-value="2015-12-29">
            <text:p>12/29/15</text:p>
          </table:table-cell>
          <table:table-cell table:style-name="ce38" office:value-type="string">
            <text:p>found that the RGB ordering could be more easily solved with BGR and not worrying about byte re-ordering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true color w/ alpha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4" table:number-columns-repeated="2"/>
          <table:table-cell table:style-name="ce28"/>
          <table:table-cell table:style-name="ce24"/>
          <table:table-cell table:style-name="ce41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greyscale</text:p>
          </table:table-cell>
          <table:table-cell table:style-name="ce24" table:formula="of:=(INDIRECT(ADDRESS(ROW();4;4))/INDIRECT(ADDRESS(ROW();3;4)))*100" office:value-type="float" office:value="100">
            <text:p>10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8" office:value-type="string">
            <text:p>spnza_bricks_a_spec.tga</text:p>
          </table:table-cell>
          <table:table-cell table:style-name="ce24" office:value-type="string">
            <text:p>spec map image</text:p>
          </table:table-cell>
          <table:table-cell table:style-name="ce41" office:value-type="string">
            <text:p>greyscale brick specular map</text:p>
          </table:table-cell>
          <table:table-cell table:style-name="ce36" office:value-type="date" office:date-value="2015-12-29">
            <text:p>12/29/15</text:p>
          </table:table-cell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color map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4" table:number-columns-repeated="2"/>
          <table:table-cell table:style-name="ce28"/>
          <table:table-cell table:style-name="ce24"/>
          <table:table-cell table:style-name="ce41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1" office:value-type="string">
            <text:p>color map w/alpha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4" table:number-columns-repeated="2"/>
          <table:table-cell table:style-name="ce28"/>
          <table:table-cell table:style-name="ce24"/>
          <table:table-cell table:style-name="ce41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22"/>
          <table:table-cell table:style-name="ce24"/>
          <table:table-cell table:style-name="ce27" table:number-columns-repeated="2"/>
          <table:table-cell table:style-name="ce29"/>
          <table:table-cell table:style-name="ce27"/>
          <table:table-cell table:style-name="ce34"/>
          <table:table-cell table:style-name="ce36"/>
          <table:table-cell table:style-name="ce39"/>
          <table:table-cell table:number-columns-repeated="1015"/>
        </table:table-row>
        <table:table-row table:style-name="ro1">
          <table:table-cell table:style-name="ce23" office:value-type="string">
            <text:p>total:</text:p>
          </table:table-cell>
          <table:table-cell table:style-name="ce26" table:formula="of:=AVERAGE([.B4:.B4])" office:value-type="float" office:value="100">
            <text:p>100</text:p>
          </table:table-cell>
          <table:table-cell table:style-name="ce26" table:number-columns-repeated="2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10/08/2016</text:date>, <text:time>03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6-10-08T03:20:34.50</dc:date>
    <dc:creator>Kevin Mango</dc:creator>
    <meta:editing-duration>P1DT3H59M41S</meta:editing-duration>
    <meta:editing-cycles>84</meta:editing-cycles>
    <meta:generator>OpenOffice/4.1.1$Win32 OpenOffice.org_project/411m6$Build-9775</meta:generator>
    <meta:document-statistic meta:table-count="3" meta:cell-count="213" meta:object-count="0"/>
  </office:meta>
</office:document-meta>
</file>